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04cm" fo:min-width="6.551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804cm" fo:min-width="9.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6" style:family="graphic" style:parent-style-name="standard">
      <style:graphic-properties draw:fill-color="#111111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37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3.052cm" fo:min-width="10.2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1" style:family="graphic" style:parent-style-name="standard">
      <style:graphic-properties draw:fill-color="#eeeeee" draw:opacity="20%" draw:textarea-horizontal-align="justify" draw:textarea-vertical-align="middle" draw:auto-grow-height="false" fo:min-height="9.529cm" fo:min-width="25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3cm" draw:shadow="visible" draw:shadow-offset-x="0.071cm" draw:shadow-offset-y="0.071cm" draw:shadow-opacity="20%"/>
      <style:paragraph-properties style:writing-mode="lr-tb"/>
    </style:style>
    <style:style style:name="gr13" style:family="graphic" style:parent-style-name="standard">
      <style:graphic-properties svg:stroke-color="#2a6099" draw:fill-color="#eeeeee" draw:textarea-horizontal-align="justify" draw:textarea-vertical-align="middle" draw:auto-grow-height="false" fo:min-height="0.766cm" fo:min-width="6.104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11cm" fo:min-width="4.718cm"/>
      <style:paragraph-properties style:writing-mode="lr-tb"/>
    </style:style>
    <style:style style:name="gr15" style:family="graphic" style:parent-style-name="standard">
      <style:graphic-properties svg:stroke-color="#2a6099" draw:fill-color="#eeeeee" draw:textarea-horizontal-align="justify" draw:textarea-vertical-align="middle" draw:auto-grow-height="false" fo:min-height="1.147cm" fo:min-width="6.104cm"/>
      <style:paragraph-properties style:writing-mode="lr-tb"/>
    </style:style>
    <style:style style:name="gr16" style:family="graphic" style:parent-style-name="standard">
      <style:graphic-properties draw:fill-color="#00a933" draw:opacity="20%" draw:textarea-horizontal-align="justify" draw:textarea-vertical-align="middle" draw:auto-grow-height="false" fo:min-height="5.973cm" fo:min-width="17.4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 draw:shadow="visible" draw:shadow-offset-x="0.071cm" draw:shadow-offset-y="0.071cm" draw:shadow-opacity="20%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2.29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3.3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798cm" fo:min-width="5.39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4.834cm"/>
      <style:paragraph-properties style:writing-mode="lr-tb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objectwithoutfill">
      <style:graphic-properties draw:stroke="dash" draw:stroke-dash="Dot" svg:stroke-width="0.053cm" svg:stroke-color="#999999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132cm" fo:min-width="0.278cm"/>
    </style:style>
    <style:style style:name="gr25" style:family="graphic" style:parent-style-name="objectwithoutfill">
      <style:graphic-properties draw:stroke="dash" draw:stroke-dash="Dashed_20__28_var_29_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font-size="18.6000003814697pt"/>
    </style:style>
    <style:style style:name="P2" style:family="paragraph">
      <loext:graphic-properties draw:fill-color="#eeeeee"/>
      <style:paragraph-properties fo:text-align="center" style:writing-mode="lr-tb"/>
      <style:text-properties fo:font-size="18.6000003814697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eeeeee"/>
      <style:paragraph-properties fo:text-align="center" style:writing-mode="lr-tb"/>
      <style:text-properties fo:font-size="18pt"/>
    </style:style>
    <style:style style:name="P10" style:family="paragraph">
      <loext:graphic-properties draw:fill-color="#eeeeee" draw:opacity="2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tyle="normal" fo:text-shadow="1pt 1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eeeee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fo:font-style="italic"/>
    </style:style>
    <style:style style:name="P16" style:family="paragraph">
      <loext:graphic-properties draw:fill-color="#00a933" draw:opacity="20%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T1" style:family="text">
      <style:text-properties fo:font-size="18.6000003814697pt"/>
    </style:style>
    <style:style style:name="T2" style:family="text">
      <style:text-properties fo:font-size="18.6000003814697pt" fo:font-weight="bold" style:font-weight-asian="bold" style:font-weight-complex="bold"/>
    </style:style>
    <style:style style:name="T3" style:family="text">
      <style:text-properties style:text-position="-33% 58%" fo:font-size="18.6000003814697pt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size="18pt" fo:font-weight="bold" style:font-weight-asian="bold" style:font-weight-complex="bold"/>
    </style:style>
    <style:style style:name="T10" style:family="text">
      <style:text-properties fo:font-style="normal" fo:text-shadow="1pt 1pt"/>
    </style:style>
    <style:style style:name="T11" style:family="text">
      <style:text-properties fo:font-size="14pt" fo:font-style="italic"/>
    </style:style>
    <style:style style:name="T12" style:family="text">
      <style:text-properties fo:color="#00a9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051cm" svg:height="1.054cm" svg:x="2.665cm" svg:y="1.651cm">
          <text:p text:style-name="P1"><text:span text:style-name="T1">gather relevant peak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0.16cm" svg:height="1.054cm" svg:x="1.11cm" svg:y="4.28cm">
          <text:p text:style-name="P1"><text:span text:style-name="T1">make a 1D histogram from </text:span><text:span text:style-name="T2">q</text:span><text:span text:style-name="T3">Sampl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51cm" svg:height="1.977cm" svg:x="11.424cm" svg:y="4.042cm">
          <draw:text-box>
            <text:p>q<text:span text:style-name="T4">0</text:span>(x<text:span text:style-name="T5">0</text:span>, y<text:span text:style-name="T5">0</text:span>, z<text:span text:style-name="T5">0</text:span>)</text:p>
            <text:p>q<text:span text:style-name="T4">1</text:span>(x<text:span text:style-name="T5">1</text:span>, y<text:span text:style-name="T5">1</text:span>, z<text:span text:style-name="T5">1</text:span>)</text:p>
          </draw:text-box>
        </draw:frame>
        <draw:line draw:style-name="gr4" draw:text-style-name="P4" draw:layer="layout" svg:x1="16.788cm" svg:y1="6.931cm" svg:x2="26.151cm" svg:y2="6.931cm">
          <text:p/>
        </draw:line>
        <draw:line draw:style-name="gr4" draw:text-style-name="P4" draw:layer="layout" svg:x1="18.415cm" svg:y1="7.366cm" svg:x2="18.415cm" svg:y2="1.905cm">
          <text:p/>
        </draw:line>
        <draw:custom-shape draw:style-name="gr5" draw:text-style-name="P5" draw:layer="layout" svg:width="1.524cm" svg:height="0.762cm" svg:x="15.602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508cm" svg:height="0.508cm" svg:x="18.161cm" svg:y="4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9.431cm" svg:y="5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0.701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1.971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3.241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4.511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53cm" svg:height="1.114cm" svg:x="16.256cm" svg:y="3.356cm">
          <draw:text-box>
            <text:p>(0, x<text:span text:style-name="T5">0</text:span>)</text:p>
          </draw:text-box>
        </draw:frame>
        <draw:frame draw:style-name="gr7" draw:text-style-name="P3" draw:layer="layout" svg:width="2.153cm" svg:height="1.114cm" svg:x="18.669cm" svg:y="5.969cm">
          <draw:text-box>
            <text:p>(1, y<text:span text:style-name="T5">0</text:span>)</text:p>
          </draw:text-box>
        </draw:frame>
        <draw:frame draw:style-name="gr7" draw:text-style-name="P3" draw:layer="layout" svg:width="2.153cm" svg:height="1.114cm" svg:x="19.304cm" svg:y="3.937cm">
          <draw:text-box>
            <text:p>(2, z<text:span text:style-name="T5">0</text:span>)</text:p>
          </draw:text-box>
        </draw:frame>
        <draw:frame draw:style-name="gr7" draw:text-style-name="P3" draw:layer="layout" svg:width="2.153cm" svg:height="1.114cm" svg:x="21.082cm" svg:y="2.315cm">
          <draw:text-box>
            <text:p>(3, x<text:span text:style-name="T5">1</text:span>)</text:p>
          </draw:text-box>
        </draw:frame>
        <draw:frame draw:style-name="gr7" draw:text-style-name="P3" draw:layer="layout" svg:width="2.153cm" svg:height="1.114cm" svg:x="21.844cm" svg:y="5.08cm">
          <draw:text-box>
            <text:p>(4, y<text:span text:style-name="T5">1</text:span>)</text:p>
          </draw:text-box>
        </draw:frame>
        <draw:frame draw:style-name="gr7" draw:text-style-name="P3" draw:layer="layout" svg:width="2.153cm" svg:height="1.114cm" svg:x="24.765cm" svg:y="4.064cm">
          <draw:text-box>
            <text:p>(5, z<text:span text:style-name="T5">1</text:span>)</text:p>
          </draw:text-box>
        </draw:frame>
        <draw:frame draw:style-name="gr8" draw:text-style-name="P7" draw:layer="layout" svg:width="6.937cm" svg:height="0.806cm" svg:x="19.098cm" svg:y="1.143cm">
          <draw:text-box>
            <text:p><text:span text:style-name="T6">all data points have error of </text:span><text:span text:style-name="T7">1</text:span></text:p>
          </draw:text-box>
        </draw:frame>
        <draw:custom-shape draw:style-name="gr9" draw:text-style-name="P9" xml:id="id8" draw:id="id8" draw:layer="layout" svg:width="10.734cm" svg:height="3.302cm" svg:x="0.823cm" svg:y="6.731cm">
          <text:p text:style-name="P8"><text:span text:style-name="T8">Send</text:span></text:p>
          <text:p text:style-name="P8"><text:span text:style-name="T8">1D histogram and peak workspace </text:span></text:p>
          <text:p text:style-name="P8"><text:span text:style-name="T8">to Fit the </text:span></text:p>
          <text:p text:style-name="P8"><text:span text:style-name="T9">SCDCalibratePanels2ObjFunc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794cm" svg:height="1.361cm" svg:x="11.732cm" svg:y="7.874cm">
          <draw:text-box>
            <text:p><text:span text:style-name="T6">additional constraints are passed in as string</text:span></text:p>
          </draw:text-box>
        </draw:frame>
        <draw:custom-shape draw:style-name="gr11" draw:text-style-name="P10" draw:layer="layout" svg:width="26.162cm" svg:height="9.779cm" svg:x="0.889cm" svg:y="10.92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9.053cm" svg:height="0.962cm" svg:x="17.871cm" svg:y="19.739cm">
          <draw:text-box>
            <text:p><text:span text:style-name="T10">SCDCalibratePanels2ObjFunc</text:span></text:p>
          </draw:text-box>
        </draw:frame>
        <draw:custom-shape draw:style-name="gr13" draw:text-style-name="P13" draw:layer="layout" svg:width="6.604cm" svg:height="1.016cm" svg:x="1.508cm" svg:y="11.486cm">
          <text:p text:style-name="P12">unpack feature vector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218cm" svg:height="1.361cm" svg:x="8.352cm" svg:y="11.392cm">
          <draw:text-box>
            <text:p text:style-name="P14"><text:span text:style-name="T11">(dx,dy,dz): translation</text:span></text:p>
            <text:p text:style-name="P14"><text:span text:style-name="T11">(theta, phi): rotation</text:span></text:p>
          </draw:text-box>
        </draw:frame>
        <draw:custom-shape draw:style-name="gr15" draw:text-style-name="P13" draw:layer="layout" svg:width="6.604cm" svg:height="1.397cm" svg:x="1.524cm" svg:y="13.716cm">
          <text:p text:style-name="P12">evaluate <text:span text:style-name="T12">function1D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7.907cm" svg:height="6.223cm" svg:x="8.763cm" svg:y="13.208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529cm" svg:height="0.962cm" svg:x="23.017cm" svg:y="18.288cm">
          <draw:text-box>
            <text:p><text:span text:style-name="T10">function1D</text:span></text:p>
          </draw:text-box>
        </draw:frame>
        <draw:custom-shape draw:style-name="gr18" draw:text-style-name="P12" xml:id="id1" draw:id="id1" draw:layer="layout" svg:width="2.794cm" svg:height="0.762cm" svg:x="9.779cm" svg:y="13.716cm">
          <text:p text:style-name="P12">clone pw</text:p>
          <draw:enhanced-geometry svg:viewBox="0 0 21600 21600" draw:type="rectangle" draw:enhanced-path="M 0 0 L 21600 0 21600 21600 0 21600 0 0 Z N"/>
        </draw:custom-shape>
        <draw:custom-shape draw:style-name="gr18" draw:text-style-name="P12" xml:id="id2" draw:id="id2" draw:layer="layout" svg:width="2.794cm" svg:height="0.762cm" svg:x="9.779cm" svg:y="15.113cm">
          <text:p text:style-name="P12">rotate pw</text:p>
          <draw:enhanced-geometry svg:viewBox="0 0 21600 21600" draw:type="rectangle" draw:enhanced-path="M 0 0 L 21600 0 21600 21600 0 21600 0 0 Z N"/>
        </draw:custom-shape>
        <draw:custom-shape draw:style-name="gr19" draw:text-style-name="P12" xml:id="id3" draw:id="id3" draw:layer="layout" svg:width="3.81cm" svg:height="0.762cm" svg:x="9.271cm" svg:y="16.51cm">
          <text:p text:style-name="P12">translate pw</text:p>
          <draw:enhanced-geometry svg:viewBox="0 0 21600 21600" draw:type="rectangle" draw:enhanced-path="M 0 0 L 21600 0 21600 21600 0 21600 0 0 Z N"/>
        </draw:custom-shape>
        <draw:custom-shape draw:style-name="gr20" draw:text-style-name="P12" xml:id="id4" draw:id="id4" draw:layer="layout" svg:width="5.894cm" svg:height="3.048cm" svg:x="13.929cm" svg:y="13.807cm">
          <text:p text:style-name="P12">calculate </text:p>
          <text:p text:style-name="P12">new q<text:span text:style-name="T5">sample</text:span> </text:p>
          <text:p text:style-name="P12">using pw and hkl</text:p>
          <draw:enhanced-geometry svg:viewBox="0 0 21600 21600" draw:type="rectangle" draw:enhanced-path="M 0 0 L 21600 0 21600 21600 0 21600 0 0 Z N"/>
        </draw:custom-shape>
        <draw:custom-shape draw:style-name="gr21" draw:text-style-name="P12" xml:id="id5" draw:id="id5" draw:layer="layout" svg:width="5.334cm" svg:height="2.032cm" svg:x="20.955cm" svg:y="14.315cm">
          <text:p text:style-name="P12">convert to </text:p>
          <text:p text:style-name="P12">1D hist as above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11.176cm" svg:y1="14.478cm" svg:x2="11.176cm" svg:y2="15.113cm" draw:start-shape="id1" draw:start-glue-point="2" draw:end-shape="id2" draw:end-glue-point="0" svg:d="M11176 14478v635" svg:viewBox="0 0 1 636">
          <text:p/>
        </draw:connector>
        <draw:connector draw:style-name="gr22" draw:text-style-name="P5" draw:layer="layout" svg:x1="11.176cm" svg:y1="15.875cm" svg:x2="11.176cm" svg:y2="16.51cm" draw:start-shape="id2" draw:start-glue-point="2" draw:end-shape="id3" draw:end-glue-point="0" svg:d="M11176 15875v635" svg:viewBox="0 0 1 636">
          <text:p/>
        </draw:connector>
        <draw:connector draw:style-name="gr22" draw:text-style-name="P5" draw:layer="layout" svg:x1="11.176cm" svg:y1="17.272cm" svg:x2="16.876cm" svg:y2="16.855cm" draw:start-shape="id3" draw:start-glue-point="2" draw:end-shape="id4" draw:end-glue-point="2" svg:d="M11176 17272v501h5700v-918" svg:viewBox="0 0 5701 919">
          <text:p/>
        </draw:connector>
        <draw:connector draw:style-name="gr22" draw:text-style-name="P5" draw:layer="layout" svg:x1="19.823cm" svg:y1="15.331cm" svg:x2="20.955cm" svg:y2="15.331cm" draw:start-shape="id4" draw:start-glue-point="1" draw:end-shape="id5" draw:end-glue-point="3" svg:d="M19823 15331h1132" svg:viewBox="0 0 1133 1">
          <text:p/>
        </draw:connector>
        <draw:path draw:style-name="gr23" draw:text-style-name="P4" draw:layer="layout" svg:width="7.992cm" svg:height="1.219cm" draw:transform="skewX (0.195476876223365) rotate (1.33430421314966) translate (24.27031516955cm 14.3382081662092cm)" svg:viewBox="0 0 7993 1220" svg:d="M0 1220h4311c4310 0 3645-1220 3645-1220">
          <text:p/>
        </draw:path>
        <draw:connector draw:style-name="gr22" draw:text-style-name="P5" draw:layer="layout" svg:x1="6.19cm" svg:y1="2.705cm" svg:x2="6.19cm" svg:y2="4.28cm" draw:start-shape="id6" draw:start-glue-point="2" draw:end-shape="id7" draw:end-glue-point="0" svg:d="M6190 2705v1575" svg:viewBox="0 0 1 1576">
          <text:p/>
        </draw:connector>
        <draw:connector draw:style-name="gr22" draw:text-style-name="P5" draw:layer="layout" svg:x1="6.19cm" svg:y1="5.334cm" svg:x2="6.19cm" svg:y2="6.731cm" draw:start-shape="id7" draw:start-glue-point="2" draw:end-shape="id8" svg:d="M6190 5334v1397" svg:viewBox="0 0 1 1398">
          <text:p/>
        </draw:connector>
        <draw:custom-shape draw:style-name="gr24" draw:text-style-name="P17" draw:layer="layout" svg:width="0.889cm" svg:height="0.762cm" draw:transform="rotate (-1.08158053746089) translate (12.155cm 9.7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5" draw:text-style-name="P4" draw:layer="layout" svg:width="5.118cm" svg:height="3.861cm" draw:transform="skewX (-9.42343779851325E-017) rotate (-0.785398163397448) translate (21.1455cm 1.7145cm)" svg:viewBox="0 0 5119 3862" svg:d="M0 3862c1796 0 1796 0 1796 0l449-1348-180-1975h1797l1257-53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4:54:07.455686949</meta:creation-date>
    <dc:date>2021-02-07T16:31:06.323296059</dc:date>
    <meta:editing-duration>PT1H31M55S</meta:editing-duration>
    <meta:editing-cycles>20</meta:editing-cycles>
    <meta:generator>LibreOffice/6.4.6.2$Linux_X86_64 LibreOffice_project/40$Build-2</meta:generator>
    <meta:document-statistic meta:object-count="42"/>
  </office:meta>
</office:document-meta>
</file>